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df96" officeooo:paragraph-rsid="001edf96"/>
    </style:style>
    <style:style style:name="P2" style:family="paragraph" style:parent-style-name="Standard">
      <style:text-properties fo:font-size="15pt" fo:font-weight="bold" officeooo:rsid="001edf96" officeooo:paragraph-rsid="001edf96" style:font-size-asian="15pt" style:font-weight-asian="bold" style:font-size-complex="15pt" style:font-weight-complex="bold"/>
    </style:style>
    <style:style style:name="P3" style:family="paragraph" style:parent-style-name="Standard">
      <style:text-properties fo:font-size="15pt" fo:font-weight="bold" officeooo:rsid="001faca2" officeooo:paragraph-rsid="001faca2" style:font-size-asian="13.1000003814697pt" style:font-weight-asian="bold" style:font-size-complex="15pt" style:font-weight-complex="bold"/>
    </style:style>
    <style:style style:name="P4" style:family="paragraph" style:parent-style-name="Standard">
      <style:text-properties fo:font-size="15pt" fo:font-weight="bold" officeooo:rsid="00213b2e" officeooo:paragraph-rsid="00213b2e" style:font-size-asian="13.1000003814697pt" style:font-weight-asian="bold" style:font-size-complex="15pt" style:font-weight-complex="bold"/>
    </style:style>
    <style:style style:name="P5" style:family="paragraph" style:parent-style-name="Standard">
      <style:text-properties fo:font-size="20pt" fo:font-weight="bold" officeooo:rsid="001edf96" officeooo:paragraph-rsid="001edf96" style:font-size-asian="20pt" style:font-weight-asian="bold" style:font-size-complex="20pt" style:font-weight-complex="bold"/>
    </style:style>
    <style:style style:name="P6" style:family="paragraph" style:parent-style-name="Standard">
      <style:text-properties fo:font-weight="bold" officeooo:rsid="001edf96" officeooo:paragraph-rsid="001edf96" style:font-weight-asian="bold" style:font-weight-complex="bold"/>
    </style:style>
    <style:style style:name="P7" style:family="paragraph" style:parent-style-name="Standard" style:list-style-name="L1">
      <style:text-properties fo:font-weight="bold" officeooo:rsid="001edf96" officeooo:paragraph-rsid="001edf96" style:font-weight-asian="bold" style:font-weight-complex="bold"/>
    </style:style>
    <style:style style:name="P8" style:family="paragraph" style:parent-style-name="Standard" style:list-style-name="L1">
      <style:text-properties fo:font-weight="bold" officeooo:paragraph-rsid="001edf96" style:font-weight-asian="bold" style:font-weight-complex="bold"/>
    </style:style>
    <style:style style:name="P9" style:family="paragraph" style:parent-style-name="Standard" style:list-style-name="L1">
      <style:text-properties fo:font-weight="bold" officeooo:rsid="001faca2" officeooo:paragraph-rsid="001faca2" style:font-weight-asian="bold" style:font-weight-complex="bold"/>
    </style:style>
    <style:style style:name="P10" style:family="paragraph" style:parent-style-name="Standard">
      <style:text-properties fo:font-weight="bold" officeooo:rsid="001faca2" officeooo:paragraph-rsid="001faca2" style:font-weight-asian="bold" style:font-weight-complex="bold"/>
    </style:style>
    <style:style style:name="P11" style:family="paragraph" style:parent-style-name="Standard">
      <style:text-properties fo:font-size="12pt" fo:font-weight="normal" officeooo:rsid="001faca2" officeooo:paragraph-rsid="001faca2" style:font-size-asian="10.5pt" style:font-weight-asian="normal" style:font-size-complex="12pt" style:font-weight-complex="normal"/>
    </style:style>
    <style:style style:name="P12" style:family="paragraph" style:parent-style-name="Standard">
      <style:text-properties fo:font-size="12pt" fo:font-weight="normal" officeooo:rsid="00213b2e" officeooo:paragraph-rsid="00213b2e" style:font-size-asian="10.5pt" style:font-weight-asian="normal" style:font-size-complex="12pt" style:font-weight-complex="normal"/>
    </style:style>
    <style:style style:name="P13" style:family="paragraph" style:parent-style-name="Standard">
      <style:text-properties fo:font-size="12pt" fo:font-weight="normal" officeooo:rsid="00216fad" officeooo:paragraph-rsid="00216fad" style:font-size-asian="10.5pt" style:font-weight-asian="normal" style:font-size-complex="12pt" style:font-weight-complex="normal"/>
    </style:style>
    <style:style style:name="P14" style:family="paragraph" style:parent-style-name="Standard" style:list-style-name="L2">
      <style:text-properties fo:font-size="12pt" fo:font-weight="normal" officeooo:rsid="00216fad" officeooo:paragraph-rsid="00216fad" style:font-size-asian="10.5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5pt" style:font-size-asian="15pt" style:font-size-complex="15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edf96" style:font-size-asian="10.5pt" style:font-weight-asian="normal" style:font-size-complex="12pt" style:font-weight-complex="normal"/>
    </style:style>
    <style:style style:name="T6" style:family="text">
      <style:text-properties fo:font-size="12pt" fo:font-weight="normal" officeooo:rsid="001faca2" style:font-size-asian="10.5pt" style:font-weight-asian="normal" style:font-size-complex="12pt" style:font-weight-complex="normal"/>
    </style:style>
    <style:style style:name="T7" style:family="text">
      <style:text-properties fo:font-size="12pt" style:font-size-asian="10.5pt" style:font-size-complex="12pt"/>
    </style:style>
    <style:style style:name="T8" style:family="text">
      <style:text-properties fo:font-size="12pt" officeooo:rsid="001edf96" style:font-size-asian="10.5pt" style:font-size-complex="12pt"/>
    </style:style>
    <style:style style:name="T9" style:family="text">
      <style:text-properties officeooo:rsid="00213b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ción</text:p>
      <text:p text:style-name="P2">1.1 Identificación do proxecto</text:p>
      <text:p text:style-name="P1"><text:span text:style-name="T2">Título:</text:span> Diseñador gráfico de interfaces de usuario, Winforms.</text:p>
      <text:p text:style-name="P1"><text:span text:style-name="T2">Código:</text:span> </text:p>
      <text:p text:style-name="P1"><text:span text:style-name="T2">Autor:</text:span> Adolfo Álvarez López</text:p>
      <text:p text:style-name="P1"><text:span text:style-name="T2">DNI:</text:span> 53199109V</text:p>
      <text:p text:style-name="P1"><text:span text:style-name="T2">Curso:</text:span> 2013-2014</text:p>
      <text:p text:style-name="P1"><text:span text:style-name="T2">Titor do TFG:</text:span> Baltasar García Pérez Schofield</text:p>
      <text:p text:style-name="P1"><text:span text:style-name="T2">Cotitora: </text:span>Lourdes Borrajo Diz</text:p>
      <text:p text:style-name="P6">Área de Linguaxes e Sistemas Informáticos</text:p>
      <text:p text:style-name="P6">Departamento de Informática</text:p>
      <text:p text:style-name="P6">Universidade de Vigo</text:p>
      <text:p text:style-name="P6"/>
      <text:p text:style-name="P6"><text:span text:style-name="T3">1.2 Organización da documentación</text:span></text:p>
      <text:list xml:id="list3177712926107798036" text:style-name="L1">
        <text:list-item>
          <text:p text:style-name="P8"><text:span text:style-name="T8">Memoria: </text:span><text:span text:style-name="T5">Documento formal no que se detallan todas as etapas seguidas no proceso de desenvolvemento do sistema incluindo os contratempos sufridos e outras dificultades, as cales quedarán reflexadas na comparativa entre representación temporal do traballo e a planificación inicial.</text:span></text:p>
        </text:list-item>
        <text:list-item>
          <text:p text:style-name="P7"><text:span text:style-name="T7">Manual técnico:</text:span><text:span text:style-name="T4"> Documento formal no cal </text:span><text:span text:style-name="T6">se incluirá toda a información técnica do proxecto para facilitar as futuras labores de mantenemento do sistema</text:span></text:p>
        </text:list-item>
        <text:list-item>
          <text:p text:style-name="P9"><text:span text:style-name="T7">Manual de usuario: </text:span><text:span text:style-name="T4">Documento informal no cal se fará unha explicación ó usuario de cómo instalar e utilizar a ferramenta entregada.</text:span></text:p>
        </text:list-item>
      </text:list>
      <text:p text:style-name="P10"/>
      <text:p text:style-name="P3">1.3 Marco da aplicación</text:p>
      <text:p text:style-name="P11">Na actualidade o uso dos sistemas operativos de microsoft (desde windows XP ata Windows 8) e superior o 80% polo que non é de extrañar que se pretenda desenvolver software para esta plataforma.</text:p>
      <text:p text:style-name="P11">O desenvolvemento de aplicacións para este sistema operativo básase no Framework .NET, éste inclue as linguaxes de programación c# y VisualBasic, el Common Language Runtime e unha gran biblioteca de clases. O equivalente a .NET de código aberto é Mono, o cal permite desenvolver aplicacións para .NET noutras plataformas.</text:p>
      <text:p text:style-name="P11">Nestes frameworks existen diversas APIS para a creación de interfaces gráficas, pero teñen en comun a API Winforms. Esta foi creada para .NET pero co paso dos anos Mono foi capaz de <text:soft-page-break/>emulala completamente. Winforms permite crear interfaces mediante instruccións de código no interior do código dun proxecto. Pero ésta API ten dous problemas, o primeiro é a dificultade que existe para separar a parte de lóxica dunha aplicación da parte da vista que correspondería ó uso dos Winforms, e o segundo é que ó <text:span text:style-name="T9">dificil que pode ser nalgúns casos obter a interfaz tal é como a deseñamos. En interfaces un pocuco complexas que se compoñene de diversos elementos diferentes, posicionar e dimensionalos da maneira que pensáramos pode ser dificilmediante as instruccións proporcionadas pola API, basadas todas en valores numéricos e coordenadas, o que fai que se teña que probar varias veces o código correspondente á interfaz para asegurarse de que se mostra tal e como se planeara.</text:span></text:p>
      <text:p text:style-name="P12">Debido a estas dificultades creemos que se vota de menos una ferramenta visual que permita deseñar, crear, posicionar e dimensionar os elementos que compoñen a nosa interfaz sen necesidade de ter que xogar con diferentes combinacións de instruccións, valores e coordenadas directamente sobre o código, se non que te permita ir vendo como a construes pouco a pouco hasta obter o que realmente queres sen precisar de moito tempo.</text:p>
      <text:p text:style-name="P12">Visual Studio, un IDE desenvolto por Microsoft, para programar nos linguaxes soportados por .NET, conta con unha ferramenta que cubre esta necesidade. Pero presenta un problema importante, tan só está disponible para Windows, non é libre e precisa de licencia. En Mono tamén se propon o uso dunha ferramenta que si que é libre e esta disponible para linux pero tras probala nos damos de conta que o engadir poucos elementos ou en certos ordenes a aplicación deixa de funcionar, explicaión para esto podería ser que non se actualiza dende xa fai tres anos.</text:p>
      <text:p text:style-name="P12">Neste proxecto proponse a creación dunha aplicación multiplataforma (Windows e GNU/Linux), visual e de uso sinxelo que permita deseñar e construir interfaces gráficas da API Winforms e exportarlas para logo podelas usar noutro proxecto de desenvolvemento.</text:p>
      <text:p text:style-name="P4">1.4 Obxetivos da aplicación</text:p>
      <text:p text:style-name="P13">A finalidade principal deste proxecto é a creacion dunha aplicación libre para o diseño de interfaces de usuario para proxectos basados en .NET ou Mono.</text:p>
      <text:p text:style-name="P13">A aplicaión está orientada para ser utilizada por desarrolladores e que lles permita, dunha forma rápida e sinxela xerar interfaces gráficas para podelas usar nos seus proxectos. Por isto buscarase que a aplicación teña unha interfaz sinxela e directa para que o seu uso sexa o mais natural posible.</text:p>
      <text:p text:style-name="P13">A interfaz comporase de tres áreas:</text:p>
      <text:list xml:id="list7585180013661652139" text:style-name="L2">
        <text:list-item>
          <text:p text:style-name="P14">Un treeview lateral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9:26:31.019000000</meta:creation-date>
    <meta:generator>LibreOffice/4.2.4.2$Windows_x86 LibreOffice_project/63150712c6d317d27ce2db16eb94c2f3d7b699f8</meta:generator>
    <dc:date>2014-06-13T09:46:27.113000000</dc:date>
    <meta:editing-duration>P0D</meta:editing-duration>
    <meta:editing-cycles>1</meta:editing-cycles>
    <meta:document-statistic meta:table-count="0" meta:image-count="0" meta:object-count="0" meta:page-count="2" meta:paragraph-count="28" meta:word-count="667" meta:character-count="4209" meta:non-whitespace-character-count="3571"/>
  </office:meta>
</office:document-meta>
</file>